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1ed79" officeooo:paragraph-rsid="0011ed79"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text-line-through-style="none" style:text-line-through-type="none" fo:font-size="16pt" style:text-underline-style="solid" style:text-underline-width="auto" style:text-underline-color="font-color" fo:font-weight="bold" officeooo:rsid="0018c0a6" officeooo:paragraph-rsid="0018c0a6"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text-line-through-style="none" style:text-line-through-type="none" fo:font-size="12pt" style:text-underline-style="none" fo:font-weight="normal" officeooo:rsid="0018c0a6" officeooo:paragraph-rsid="0018c0a6"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fo:font-size="12pt" style:text-underline-style="none" fo:font-weight="normal" officeooo:rsid="0018c0a6" officeooo:paragraph-rsid="001ea94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fo:font-size="12pt" style:text-underline-style="none" fo:font-weight="normal" officeooo:rsid="0018c0a6" officeooo:paragraph-rsid="003525c6"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fo:font-size="12pt" style:text-underline-style="none" fo:font-weight="normal" officeooo:rsid="0018c0a6" officeooo:paragraph-rsid="0035fc9b"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fo:font-size="12pt" style:text-underline-style="none" fo:font-weight="normal" officeooo:rsid="00194632" officeooo:paragraph-rsid="0019463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none" style:text-line-through-type="none" fo:font-size="12pt" style:text-underline-style="none" fo:font-weight="normal" officeooo:rsid="00194632" officeooo:paragraph-rsid="003233b5"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fo:font-size="12pt" style:text-underline-style="none" fo:font-weight="normal" officeooo:rsid="001e101d" officeooo:paragraph-rsid="001e101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fo:font-size="12pt" style:text-underline-style="none" fo:font-weight="normal" officeooo:rsid="001e101d" officeooo:paragraph-rsid="0028ffc4"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fo:font-size="12pt" style:text-underline-style="none" fo:font-weight="normal" officeooo:rsid="0030f756" officeooo:paragraph-rsid="0030f756"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fo:font-size="12pt" style:text-underline-style="none" fo:font-weight="normal" officeooo:rsid="002b1b6c" officeooo:paragraph-rsid="002b1b6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fo:font-size="12pt" style:text-underline-style="none" fo:font-weight="normal" officeooo:rsid="002cbc31" officeooo:paragraph-rsid="002ea3ca"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text-line-through-style="none" style:text-line-through-type="none" fo:font-size="12pt" style:text-underline-style="none" fo:font-weight="normal" officeooo:rsid="00313fd8" officeooo:paragraph-rsid="00313fd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fo:font-size="12pt" style:text-underline-style="none" fo:font-weight="normal" officeooo:rsid="0033f408" officeooo:paragraph-rsid="0033f40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line-through-style="none" style:text-line-through-type="none" fo:font-size="12pt" style:text-underline-style="none" fo:font-weight="normal" officeooo:rsid="003525c6" officeooo:paragraph-rsid="003525c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line-through-style="none" style:text-line-through-type="none" fo:font-size="12pt" style:text-underline-style="none" fo:font-weight="normal" officeooo:rsid="0035fc9b" officeooo:paragraph-rsid="0035fc9b"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line-through-style="none" style:text-line-through-type="none" fo:font-size="12pt" style:text-underline-style="none" fo:font-weight="normal" officeooo:rsid="00375de3" officeooo:paragraph-rsid="00375de3"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text-line-through-style="none" style:text-line-through-type="none" fo:font-size="12pt" style:text-underline-style="none" fo:font-weight="normal" officeooo:rsid="003c3d20" officeooo:paragraph-rsid="003c3d20"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fo:font-size="12pt" style:text-underline-style="none" fo:font-weight="normal" officeooo:rsid="0047e0f5" officeooo:paragraph-rsid="0047e0f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fo:font-weight="normal" officeooo:rsid="001e101d" officeooo:paragraph-rsid="001ea949"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fo:font-weight="normal" officeooo:rsid="001e101d" officeooo:paragraph-rsid="001e101d"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fo:font-weight="normal" officeooo:rsid="002ae35b" officeooo:paragraph-rsid="002ae35b"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fo:font-weight="normal" officeooo:rsid="003c3d20" officeooo:paragraph-rsid="003c3d20"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fo:font-weight="normal" officeooo:rsid="004197a9" officeooo:paragraph-rsid="004197a9" style:font-size-asian="14pt" style:font-weight-asian="normal" style:font-size-complex="14pt" style:font-weight-complex="normal"/>
    </style:style>
    <style:style style:name="P26" style:family="paragraph" style:parent-style-name="Standard">
      <style:paragraph-properties fo:text-align="end" style:justify-single-word="false"/>
      <style:text-properties style:text-line-through-style="none" style:text-line-through-type="none" fo:font-size="13pt" fo:font-style="italic" style:text-underline-style="none" fo:font-weight="normal" officeooo:rsid="003f9e95" officeooo:paragraph-rsid="003f9e95" style:font-size-asian="13pt" style:font-style-asian="italic" style:font-weight-asian="normal" style:font-size-complex="13pt" style:font-style-complex="italic" style:font-weight-complex="normal"/>
    </style:style>
    <style:style style:name="T1" style:family="text">
      <style:text-properties officeooo:rsid="001338a8"/>
    </style:style>
    <style:style style:name="T2" style:family="text">
      <style:text-properties officeooo:rsid="0016b8c3"/>
    </style:style>
    <style:style style:name="T3" style:family="text">
      <style:text-properties style:text-underline-style="solid" style:text-underline-width="auto" style:text-underline-color="font-color" officeooo:rsid="0016b8c3"/>
    </style:style>
    <style:style style:name="T4" style:family="text">
      <style:text-properties officeooo:rsid="00194632"/>
    </style:style>
    <style:style style:name="T5" style:family="text">
      <style:text-properties officeooo:rsid="001cbf08"/>
    </style:style>
    <style:style style:name="T6" style:family="text">
      <style:text-properties officeooo:rsid="001e101d"/>
    </style:style>
    <style:style style:name="T7" style:family="text">
      <style:text-properties officeooo:rsid="001ea949"/>
    </style:style>
    <style:style style:name="T8" style:family="text">
      <style:text-properties officeooo:rsid="00225dce"/>
    </style:style>
    <style:style style:name="T9" style:family="text">
      <style:text-properties officeooo:rsid="0024e0ec"/>
    </style:style>
    <style:style style:name="T10" style:family="text">
      <style:text-properties officeooo:rsid="0025ebc2"/>
    </style:style>
    <style:style style:name="T11" style:family="text">
      <style:text-properties officeooo:rsid="002740ea"/>
    </style:style>
    <style:style style:name="T12" style:family="text">
      <style:text-properties officeooo:rsid="002ae35b"/>
    </style:style>
    <style:style style:name="T13" style:family="text">
      <style:text-properties officeooo:rsid="002cbc31"/>
    </style:style>
    <style:style style:name="T14" style:family="text">
      <style:text-properties officeooo:rsid="002ea3ca"/>
    </style:style>
    <style:style style:name="T15" style:family="text">
      <style:text-properties officeooo:rsid="0031eff5"/>
    </style:style>
    <style:style style:name="T16" style:family="text">
      <style:text-properties officeooo:rsid="003233b5"/>
    </style:style>
    <style:style style:name="T17" style:family="text">
      <style:text-properties officeooo:rsid="003447b9"/>
    </style:style>
    <style:style style:name="T18" style:family="text">
      <style:text-properties officeooo:rsid="003525c6"/>
    </style:style>
    <style:style style:name="T19" style:family="text">
      <style:text-properties officeooo:rsid="0035fc9b"/>
    </style:style>
    <style:style style:name="T20" style:family="text">
      <style:text-properties officeooo:rsid="00382ef6"/>
    </style:style>
    <style:style style:name="T21" style:family="text">
      <style:text-properties officeooo:rsid="003dce06"/>
    </style:style>
    <style:style style:name="T22" style:family="text">
      <style:text-properties officeooo:rsid="004197a9"/>
    </style:style>
    <style:style style:name="T23" style:family="text">
      <style:text-properties officeooo:rsid="004347c4"/>
    </style:style>
    <style:style style:name="T24" style:family="text">
      <style:text-properties officeooo:rsid="0047e0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Rapport de Projet de Programmation Réseau Groupe de Discu<text:span text:style-name="T1">ss</text:span>ions par Inondation Fiable </text:p>
      <text:p text:style-name="P1"/>
      <text:p text:style-name="P26">Projet réalisé par <text:span text:style-name="T3">BAI Yuchen</text:span><text:span text:style-name="T2"> et </text:span><text:span text:style-name="T3">PALMER Sébastien</text:span></text:p>
      <text:p text:style-name="P2"/>
      <text:p text:style-name="P25">1) Introduction</text:p>
      <text:p text:style-name="P2"/>
      <text:p text:style-name="P5"><text:span text:style-name="T18">Notre implémentation est basé sur une Boucle (voir 2) et d’une Base.</text:span></text:p>
      <text:p text:style-name="P16">La Base est une structure qui contiendra toute<text:span text:style-name="T20">s</text:span> les informations utile<text:span text:style-name="T20">s</text:span> au programme et sera composée de 4 Listes et de notre ID préalablement tirée au hasard.</text:p>
      <text:p text:style-name="P17">-Une première Liste de Index_Voisin un couple (IP,Port), représentant un ensemble de Voisin Potentiel.</text:p>
      <text:p text:style-name="P5">-<text:span text:style-name="T19">Une Liste de Voisin ayant chacun deux dates (reçu du dernier Hello et reçu du dernier Hello_Long), un ID et un Index_Voisin, représentant un ensemble de Voisin (symétrique ou non)</text:span></text:p>
      <text:p text:style-name="P5">-<text:span text:style-name="T19">Une Liste de Index_Donnee un couple (ID,nonce), représentant une liste circulaire de Data reçu.</text:span></text:p>
      <text:p text:style-name="P6">-<text:span text:style-name="T19">Une Liste d’ Évènement.</text:span></text:p>
      <text:p text:style-name="P5">Chaque <text:span text:style-name="T6">Évènement</text:span> a un <text:span text:style-name="T4">TLV, un destinataire et un temps auquel il faut l’envoyer (le TLV).</text:span></text:p>
      <text:p text:style-name="P8">La <text:span text:style-name="T9">L</text:span>iste d’ <text:span text:style-name="T6">Évènement</text:span>s est triée par <text:span text:style-name="T5">ordre</text:span> d’apparition de<text:span text:style-name="T5">s</text:span> <text:span text:style-name="T6">Évènement</text:span>s.</text:p>
      <text:p text:style-name="P18">L’ <text:span text:style-name="T6">Évènement </text:span>est le moyen choisi pour retenir les différentes actions à effectuer pendant la Boucle.</text:p>
      <text:p text:style-name="P18"/>
      <text:p text:style-name="P7"/>
      <text:p text:style-name="P22"><text:span text:style-name="T22">2)</text:span> <text:span text:style-name="T16">La Boucle</text:span></text:p>
      <text:p text:style-name="P7"/>
      <text:p text:style-name="P4"><text:span text:style-name="T16">Dans la Boucle, on maintient un Évènement courant (celui qu’il faut envoyer : le premier de la liste) et un suivant (le prochain à envoyer).</text:span></text:p>
      <text:p text:style-name="P9">L’ Év<text:span text:style-name="T7">è</text:span>nement courant a son temps égal ou plus petit que le temps actuel.</text:p>
      <text:p text:style-name="P9">Après avoir traité l’ Év<text:span text:style-name="T7">è</text:span>nement (voir <text:span text:style-name="T22">3</text:span>) et l’envoyer le message voulu, on attend le moment auquel on devra traité le suivant.</text:p>
      <text:p text:style-name="P9">En attendant, on récupère et traite (voir <text:span text:style-name="T22">4</text:span>) les messages reçu.</text:p>
      <text:p text:style-name="P15">Un message peut être reçu du terminal. Dans ce cas on le traite comme tel : créer des <text:span text:style-name="T6">Évènement</text:span>s<text:span text:style-name="T6"> </text:span>Data pour les Voisins Symétriques <text:span text:style-name="T17">si il n’est pas « EXIT » sinon on termine le programme en effaçant chaque Liste et structure ouverte</text:span>.</text:p>
      <text:p text:style-name="P15"/>
      <text:p text:style-name="P3"/>
      <text:p text:style-name="P21"><text:span text:style-name="T22">3</text:span>) Trait<text:span text:style-name="T12">er</text:span> les Évènement<text:span text:style-name="T4">s</text:span></text:p>
      <text:p text:style-name="P9"/>
      <text:p text:style-name="P9">Lorsque l’on traite un Év<text:span text:style-name="T8">è</text:span>nement, on commence par créer le message avec le TLV de l’ Év<text:span text:style-name="T8">è</text:span>nement.</text:p>
      <text:p text:style-name="P10">Ensuite, en fonction du type du TLV, on fait quelque modification des différentes Listes de la Base.</text:p>
      <text:p text:style-name="P10"/>
      <text:p text:style-name="P10"><text:span text:style-name="T10">Par exemple, si l’on envoie un Data (type = 4) alors on vérifie que ce n’est pas le 5 ème qu’on envoie (opt de l’</text:span>Évènement<text:span text:style-name="T4">) et on créer un nouvel </text:span>Évènement <text:span text:style-name="T11">avec un Data a envoyer dans environ 2^opt second et une opt incrémentée sinon on efface le message déjà écrit et on le remplace par un GoAway et on retire le Voisin de nos Liste.</text:span></text:p>
      <text:p text:style-name="P10"/>
      <text:p text:style-name="P11">A la fin du traitement de mon <text:span text:style-name="T6">Évènement, </text:span>j’ai modifier les Listes correctement et est près à envoyer le message ainsi construit.</text:p>
      <text:p text:style-name="P11"/>
      <text:p text:style-name="P10"><text:soft-page-break/></text:p>
      <text:p text:style-name="P23"><text:span text:style-name="T22">4</text:span>) Traiter les Messages reçus</text:p>
      <text:p text:style-name="P9"/>
      <text:p text:style-name="P12">Lorsque l’on reçois un Message on vérifie que le messages est dans la bonne forme (Longueur, Version, ...) et on boucle sur les différents TLV <text:span text:style-name="T13">et </text:span>en fonction de leur Type <text:span text:style-name="T13">on modifie les Liste de la Base.</text:span></text:p>
      <text:p text:style-name="P12"/>
      <text:p text:style-name="P13">Par exemple, si l’on reçois un Data on vérifie qu’on ne l’a pas déjà reçu dans ce cas on ajoute son identifiant à la Liste de Donnee (dit Index_Donnee) <text:span text:style-name="T14">et on créer un Évènement pour chacun de nos Voisins Symétriques. Même si on a déjà reçu ce Data on créer un Ack et on considère ensuite ce Data comme un Ack et on efface les Évènement de la Liste d’Évènements qui représente le Data que je devais lui envoyer. </text:span></text:p>
      <text:p text:style-name="P13"/>
      <text:p text:style-name="P14">A la fin du traitement de chaque TLV du message, <text:span text:style-name="T15">je vérifie que l’évènement suivant n’est pas changé et retourne atteindre son heure.</text:span></text:p>
      <text:p text:style-name="P14"/>
      <text:p text:style-name="P14"/>
      <text:p text:style-name="P24"><text:span text:style-name="T23">5</text:span> ) <text:span text:style-name="T21">Informations complémentaires</text:span></text:p>
      <text:p text:style-name="P19"/>
      <text:p text:style-name="P19">La création de TLV et messages à envoyer est gérer dans le fichier tlvFct.c.</text:p>
      <text:p text:style-name="P19">Les fonctions et structures relatives aux Listes et Objets des Listes sont contenu dans le fichier list.c.</text:p>
      <text:p text:style-name="P19">Les fonctions principales sont dans le fichier principale pair.c.</text:p>
      <text:p text:style-name="P19">Un Makefile est disponible pour compiler.</text:p>
      <text:p text:style-name="P20">Si des extensions ont été effectuées, ce n’est juste que par bon sens, celles-ci n’étant pas notre priorité pour ce projet.</text:p>
      <text:p text:style-name="P20">Néanmoins, le pair généré reste interopérable avec celui du Professeur.</text:p>
      <text:p text:style-name="P19">Une <text:span text:style-name="T24">connexion</text:span> internet via IP-v6 est nécessaire pour le bon fonctionnement du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7:00:47.224655165</meta:creation-date>
    <dc:date>2019-05-12T19:37:20.893885772</dc:date>
    <meta:editing-duration>PT2H36M16S</meta:editing-duration>
    <meta:editing-cycles>50</meta:editing-cycles>
    <meta:generator>LibreOffice/6.0.7.3$Linux_X86_64 LibreOffice_project/00m0$Build-3</meta:generator>
    <meta:document-statistic meta:table-count="0" meta:image-count="0" meta:object-count="0" meta:page-count="2" meta:paragraph-count="35" meta:word-count="649" meta:character-count="3744" meta:non-whitespace-character-count="3128"/>
  </office:meta>
</office:document-meta>
</file>